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664b" officeooo:paragraph-rsid="001b3cd4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6d1f" officeooo:paragraph-rsid="001c6d1f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9664b"/>
    </style:style>
    <style:style style:name="T6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9th</text:span> of <text:span text:style-name="T4">February</text:span> 202<text:span text:style-name="T3">1</text:span> under the <text:span text:style-name="T5">41st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6">recognise the need for creative solutions for the benefit of the server and official (international) governmental tasks, if used as sparingly as possible.</text:span></text:p>
      <text:p text:style-name="P1"/>
      <text:p text:style-name="P1">And proceeds.</text:p>
      <text:p text:style-name="P1"/>
      <text:p text:style-name="P1">Signed by,</text:p>
      <text:p text:style-name="P5">WilliamAC8</text:p>
      <text:p text:style-name="P1"/>
      <text:p text:style-name="P1"/>
      <text:p text:style-name="P1"/>
      <text:p text:style-name="Standard"><text:span text:style-name="T1">[</text:span><text:span text:style-name="T2">Motion 41-11: To recognise the need for creative solutions for the benefit of the server and official (international) governmental tasks, if used as sparingly as possibl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10T08:55:06.967273647</dc:date>
    <meta:editing-duration>PT4M14S</meta:editing-duration>
    <meta:editing-cycles>7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7" meta:word-count="79" meta:character-count="518" meta:non-whitespace-character-count="446"/>
  </office:meta>
</office:document-meta>
</file>